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style:text-line-through-style="solid" style:text-line-through-type="single"/>
    </style:style>
    <style:style style:name="P2" style:family="paragraph" style:parent-style-name="Heading_20_3">
      <style:text-properties style:text-line-through-style="solid" style:text-line-through-type="single"/>
    </style:style>
    <style:style style:name="P3" style:family="paragraph" style:parent-style-name="Text_20_body">
      <style:text-properties style:text-line-through-style="solid" style:text-line-through-type="single"/>
    </style:style>
    <style:style style:name="P4" style:family="paragraph" style:parent-style-name="Text_20_body">
      <style:text-properties officeooo:paragraph-rsid="0010fc54"/>
    </style:style>
    <style:style style:name="P5" style:family="paragraph" style:parent-style-name="Text_20_body">
      <style:text-properties fo:font-size="14pt" fo:font-weight="bold" style:font-size-asian="14pt" style:font-weight-asian="bold" style:font-size-complex="14pt" style:font-weight-complex="bold"/>
    </style:style>
    <style:style style:name="T1" style:family="text">
      <style:text-properties style:text-line-through-style="solid" style:text-line-through-type="single"/>
    </style:style>
    <style:style style:name="T2" style:family="text">
      <style:text-properties officeooo:rsid="0012b5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Leap_15.5_Release_Matures.2C_Sets_Up_Technological_Transition"/>Leap 15.5 Release Matures, Sets Up Technological Transition</text:h>
      <text:p text:style-name="Text_20_body">La version 15.5 de Leap arrive à maturité et prépare la transition technologique</text:p>
      <text:p text:style-name="Text_20_body"><text:a xlink:type="simple" xlink:href="http://en.opensuse.org/Release_announcement_15.5" text:style-name="Internet_20_link" text:visited-style-name="Visited_20_Internet_20_Link">EN</text:a> / [CA] / [CS] / [ES] / <text:a xlink:type="simple" xlink:href="http://fr.opensuse.org/Annonce_de_version_15.5" text:style-name="Internet_20_link" text:visited-style-name="Visited_20_Internet_20_Link">FR</text:a> / [IT] / [JA] / [NL] / [SV] / [ZH-CN] / [ZH-TW] </text:p>
      <text:p text:style-name="Text_20_body"><text:line-break/>07/06/2023 </text:p>
      <text:p text:style-name="Text_20_body"><text:span text:style-name="T1">NUREMBERG, Germany – The release of [openSUSE](</text:span><text:span text:style-name="T1">https://get.opensuse.org)’s</text:span><text:span text:style-name="T1"> latest 15-series version marks years of maintenance and security that began more than five years ago.. </text:span></text:p>
      <text:p text:style-name="Text_20_body">NUREMBERG, Allemagne - La sortie de la dernière version de la série 15 d'[openSUSE] (https://get.opensuse.org) marque des années de maintenance et de sécurité qui ont commencé il y a plus de cinq ans.</text:p>
      <text:p text:style-name="Text_20_body"><text:span text:style-name="T1">The maturity of [Leap 15.5](</text:span><text:a xlink:type="simple" xlink:href="https://get.opensuse.org/leap/15.5/" text:style-name="Internet_20_link" text:visited-style-name="Visited_20_Internet_20_Link"><text:span text:style-name="T1">https://get.opensuse.org/leap/15.5/</text:span></text:a><text:span text:style-name="T1">) comes into play as new technological changes of the last five years have been introduced, such as container technologies, immutable systems, virtualization, embedded development, and other high-tech advances.</text:span></text:p>
      <text:p text:style-name="Text_20_body">La maturité de [Leap 15.5] (https://get.opensuse.org/leap/15.5/) entre en jeu au moment où les nouveaux changements technologiques des cinq dernières années ont été introduits, tels que les technologies de conteneurs, les systèmes immuables, la virtualisation, le développement embarqué et d'autres avancées de haute technologie.</text:p>
      <text:p text:style-name="Text_20_body"><text:span text:style-name="T1">Entrepreneurs, hobbyists, professionals and developers use Leap as a go-to Linux distribution as seen by the [increase in usage](</text:span><text:a xlink:type="simple" xlink:href="https://metrics.opensuse.org/" text:style-name="Internet_20_link" text:visited-style-name="Visited_20_Internet_20_Link"><text:span text:style-name="T1">https://metrics.opensuse.org/</text:span></text:a><text:span text:style-name="T1">) from each minor release. Traversing from legacy software to more modern systems is imminent.</text:span></text:p>
      <text:p text:style-name="Text_20_body">Les entrepreneurs, les amateurs, les professionnels et les développeurs utilisent Leap comme distribution Linux de référence, comme en témoigne l'[augmentation de l'utilisation] (https://metrics.opensuse.org/) de chaque version mineure. Le passage de logiciels anciens à des systèmes plus modernes est imminent.</text:p>
      <text:p text:style-name="Text_20_body"><text:span text:style-name="T1">[Leap 15.5](</text:span><text:a xlink:type="simple" xlink:href="https://get.opensuse.org/leap/15.5/" text:style-name="Internet_20_link" text:visited-style-name="Visited_20_Internet_20_Link"><text:span text:style-name="T1">https://get.opensuse.org/leap/15.5/</text:span></text:a><text:span text:style-name="T1">), which is based on [SUSE Linux Enterprise 15](</text:span><text:a xlink:type="simple" xlink:href="https://www.suse.com/products/server/" text:style-name="Internet_20_link" text:visited-style-name="Visited_20_Internet_20_Link"><text:span text:style-name="T1">https://www.suse.com/products/server/</text:span></text:a><text:span text:style-name="T1">) Service Pack 5, will receive maintenance and security updates until the end of 2024. This will provide users with plenty of time to transition to the release's successor; a successor has yet to be confirmed. Users interested in commercial support can use a [new tool](</text:span><text:a xlink:type="simple" xlink:href="https://en.opensuse.org/SDB:How_to_migrate_to_SLE" text:style-name="Internet_20_link" text:visited-style-name="Visited_20_Internet_20_Link"><text:span text:style-name="T1">https://en.opensuse.org/SDB:How_to_migrate_to_SLE</text:span></text:a><text:span text:style-name="T1">) to transition to commercial support. Leap can be downloaded at get.opensuse.org. </text:span></text:p>
      <text:p text:style-name="Text_20_body">[Leap 15.5](https://get.opensuse.org/leap/15.5/), qui est basé sur [SUSE Linux Enterprise 15](https://www.suse.com/products/server/) Service Pack 5, recevra des mises à jour de maintenance et de sécurité jusqu'à la fin de l'année 2024. Les utilisateurs disposeront ainsi de suffisamment de temps pour passer à la version suivante, qui n'a pas encore été confirmée. Les utilisateurs intéressés par le support commercial peuvent utiliser un [nouvel outil] (https://en.opensuse.org/SDB:How_to_migrate_to_SLE) pour passer au support commercial. Leap peut être téléchargé sur get.opensuse.org.</text:p>
      <text:p text:style-name="Text_20_body"><text:span text:style-name="T1">This release brings newer packages like [Mesa](</text:span><text:a xlink:type="simple" xlink:href="https://www.mesa3d.org/" text:style-name="Internet_20_link" text:visited-style-name="Visited_20_Internet_20_Link"><text:span text:style-name="T1">https://www.mesa3d.org/</text:span></text:a><text:span text:style-name="T1">) and others, but [Leap 15.5](</text:span><text:a xlink:type="simple" xlink:href="https://get.opensuse.org/leap/15.5/" text:style-name="Internet_20_link" text:visited-style-name="Visited_20_Internet_20_Link"><text:span text:style-name="T1">https://get.opensuse.org/leap/15.5/</text:span></text:a><text:span text:style-name="T1">) is a non-feature release. Some of these newer packages to </text:span><text:soft-page-break/><text:span text:style-name="T1">highlight include KDE [Plasma 5.27](</text:span><text:a xlink:type="simple" xlink:href="https://kde.org/announcements/plasma/5/5.27.0/" text:style-name="Internet_20_link" text:visited-style-name="Visited_20_Internet_20_Link"><text:span text:style-name="T1">https://kde.org/announcements/plasma/5/5.27.0/</text:span></text:a><text:span text:style-name="T1">), which is a Plasma Long Term Support version until the next one rolls out in 2024. [Konqi](</text:span><text:a xlink:type="simple" xlink:href="https://community.kde.org/Konqi" text:style-name="Internet_20_link" text:visited-style-name="Visited_20_Internet_20_Link"><text:span text:style-name="T1">https://community.kde.org/Konqi</text:span></text:a><text:span text:style-name="T1">) lovers will enjoy a new welcome wizard, dynamic customization of desktop workspaces and more functionality with [KRunner](</text:span><text:a xlink:type="simple" xlink:href="https://userbase.kde.org/Plasma/Krunner" text:style-name="Internet_20_link" text:visited-style-name="Visited_20_Internet_20_Link"><text:span text:style-name="T1">https://userbase.kde.org/Plasma/Krunner</text:span></text:a><text:span text:style-name="T1">) that includes a full desktop search, unit and currency exchange rate conversions, dictionary definitions, calculator features, and it shows graphical representations of mathematical functions. The Color Picker had a few improvements and added the possibility of displaying another preview color circle. [KDE Gear 22.12.3](</text:span><text:a xlink:type="simple" xlink:href="https://kde.org/announcements/gear/22.12.3/" text:style-name="Internet_20_link" text:visited-style-name="Visited_20_Internet_20_Link"><text:span text:style-name="T1">https://kde.org/announcements/gear/22.12.3/</text:span></text:a><text:span text:style-name="T1">) will be a new package in the release and complement the use of [Plasma 5.27](</text:span><text:a xlink:type="simple" xlink:href="https://kde.org/announcements/plasma/5/5.27.0/" text:style-name="Internet_20_link" text:visited-style-name="Visited_20_Internet_20_Link"><text:span text:style-name="T1">https://kde.org/announcements/plasma/5/5.27.0/</text:span></text:a><text:span text:style-name="T1">). The update fixes bugs with the Desktop Environment applications and highlights the enhancement of compression/decompression utility [ark](</text:span><text:a xlink:type="simple" xlink:href="https://apps.kde.org/ark/" text:style-name="Internet_20_link" text:visited-style-name="Visited_20_Internet_20_Link"><text:span text:style-name="T1">https://apps.kde.org/ark/</text:span></text:a><text:span text:style-name="T1">), improvements to text editor [Kate](</text:span><text:a xlink:type="simple" xlink:href="https://apps.kde.org/kate/" text:style-name="Internet_20_link" text:visited-style-name="Visited_20_Internet_20_Link"><text:span text:style-name="T1">https://apps.kde.org/kate/</text:span></text:a><text:span text:style-name="T1">) and fixes some crashing of the video editor [Kdenlive](</text:span><text:a xlink:type="simple" xlink:href="https://apps.kde.org/kdenlive/" text:style-name="Internet_20_link" text:visited-style-name="Visited_20_Internet_20_Link"><text:span text:style-name="T1">https://apps.kde.org/kdenlive/</text:span></text:a><text:span text:style-name="T1">). Qt 5.15 LTS is available with the [KDE Qt 5 patch collection](</text:span><text:a xlink:type="simple" xlink:href="https://dot.kde.org/2021/04/06/announcing-kdes-qt-5-patch-collection" text:style-name="Internet_20_link" text:visited-style-name="Visited_20_Internet_20_Link"><text:span text:style-name="T1">https://dot.kde.org/2021/04/06/announcing-kdes-qt-5-patch-collection</text:span></text:a><text:span text:style-name="T1">). </text:span></text:p>
      <text:p text:style-name="Text_20_body"><text:span text:style-name="T1">Text editor [Vim](</text:span><text:a xlink:type="simple" xlink:href="https://www.vim.org/" text:style-name="Internet_20_link" text:visited-style-name="Visited_20_Internet_20_Link"><text:span text:style-name="T1">https://www.vim.org/</text:span></text:a><text:span text:style-name="T1">) will upgrade to a new major version. [Vim](</text:span><text:a xlink:type="simple" xlink:href="https://www.vim.org/" text:style-name="Internet_20_link" text:visited-style-name="Visited_20_Internet_20_Link"><text:span text:style-name="T1">https://www.vim.org/</text:span></text:a><text:span text:style-name="T1">) 9 has a new script language that drastically improves performance. Increases in execution speed of 10 to 100 times is expected for the text editor. Users are recommended to read the project’s [Vim 9.0 release information](</text:span><text:a xlink:type="simple" xlink:href="https://www.vim.org/vim90.php" text:style-name="Internet_20_link" text:visited-style-name="Visited_20_Internet_20_Link"><text:span text:style-name="T1">https://www.vim.org/vim90.php</text:span></text:a><text:span text:style-name="T1">) to know how the upgrade affects legacy scripts, backwards compatibility and other new features added in the release. </text:span></text:p>
      <text:p text:style-name="Text_20_body"><text:span text:style-name="T1">For professionals configuring networking of Linux containers, the [netavark](</text:span><text:a xlink:type="simple" xlink:href="https://github.com/containers/netavark" text:style-name="Internet_20_link" text:visited-style-name="Visited_20_Internet_20_Link"><text:span text:style-name="T1">https://github.com/containers/netavark</text:span></text:a><text:span text:style-name="T1">) 1.5.0 package is in the release. Users who have already transitioned to [Flatpaks](</text:span><text:a xlink:type="simple" xlink:href="https://flatpak.org/" text:style-name="Internet_20_link" text:visited-style-name="Visited_20_Internet_20_Link"><text:span text:style-name="T1">https://flatpak.org/</text:span></text:a><text:span text:style-name="T1">) will have an updated [1.14.4](</text:span><text:a xlink:type="simple" xlink:href="https://github.com/flatpak/flatpak/releases/tag/1.14.4" text:style-name="Internet_20_link" text:visited-style-name="Visited_20_Internet_20_Link"><text:span text:style-name="T1">https://github.com/flatpak/flatpak/releases/tag/1.14.4</text:span></text:a><text:span text:style-name="T1">) version that addresses a [Common Vulnerability and Exposure](</text:span><text:a xlink:type="simple" xlink:href="https://en.wikipedia.org/wiki/Common_Vulnerabilities_and_Exposures" text:style-name="Internet_20_link" text:visited-style-name="Visited_20_Internet_20_Link"><text:span text:style-name="T1">https://en.wikipedia.org/wiki/Common_Vulnerabilities_and_Exposures</text:span></text:a><text:span text:style-name="T1">) with [CVE-2023-28101](</text:span><text:a xlink:type="simple" xlink:href="https://github.com/flatpak/flatpak/security/advisories/GHSA-h43h-fwqx-mpp8" text:style-name="Internet_20_link" text:visited-style-name="Visited_20_Internet_20_Link"><text:span text:style-name="T1">https://github.com/flatpak/flatpak/security/advisories/GHSA-h43h-fwqx-mpp8</text:span></text:a><text:span text:style-name="T1">). The newer version fixes the hiding of permissions for an attacker publishing a Flatpak app with malicious intent to elevate permissions. </text:span></text:p>
      <text:p text:style-name="Text_20_body">Cette version apporte des paquets plus récents comme [Mesa](<text:a xlink:type="simple" xlink:href="https://www.mesa3d.org/" text:style-name="Internet_20_link" text:visited-style-name="Visited_20_Internet_20_Link">https://www.mesa3d.org/</text:a>) et d'autres, mais [Leap 15.5](<text:a xlink:type="simple" xlink:href="https://get.opensuse.org/leap/15.5/" text:style-name="Internet_20_link" text:visited-style-name="Visited_20_Internet_20_Link">https://get.opensuse.org/leap/15.5/</text:a>) est une version sans fonctionnalités. Parmi ces nouveaux paquets, citons KDE [Plasma 5.27](<text:a xlink:type="simple" xlink:href="https://kde.org/announcements/plasma/5/5.27.0/" text:style-name="Internet_20_link" text:visited-style-name="Visited_20_Internet_20_Link">https://kde.org/announcements/plasma/5/5.27.0/</text:a>), qui est une version de support sur le long terme de Plasma, jusqu'à ce que la prochaine version sorte en 2024. Les amateurs de [Konqi](<text:a xlink:type="simple" xlink:href="https://community.kde.org/Konqi" text:style-name="Internet_20_link" text:visited-style-name="Visited_20_Internet_20_Link">https://community.kde.org/Konqi</text:a>) apprécieront un nouvel assistant de bienvenue, la personnalisation dynamique des espaces de travail et davantage de fonctionnalités avec [KRunner](<text:a xlink:type="simple" xlink:href="https://userbase.kde.org/Plasma/Krunner" text:style-name="Internet_20_link" text:visited-style-name="Visited_20_Internet_20_Link">https://userbase.kde.org/Plasma/Krunner</text:a>) qui comprend une recherche complète sur le bureau, des conversions d'unités et de taux de change, des définitions de dictionnaire, des fonctions de calculatrice et des représentations graphiques de fonctions mathématiques. Le sélecteur de couleurs a subi quelques améliorations et a ajouté la possibilité d'afficher un autre cercle de couleurs de prévisualisation. [KDE Gear 22.12.3](<text:a xlink:type="simple" xlink:href="https://kde.org/announcements/gear/22.12.3/" text:style-name="Internet_20_link" text:visited-style-name="Visited_20_Internet_20_Link">https://kde.org/announcements/gear/22.12.3/</text:a>) sera un nouveau paquetage dans la version et complètera l'utilisation de [Plasma 5.27](<text:a xlink:type="simple" xlink:href="https://kde.org/announcements/plasma/5/5.27.0/" text:style-name="Internet_20_link" text:visited-style-name="Visited_20_Internet_20_Link">https://kde.org/announcements/plasma/5/5.27.0/</text:a>). La mise à jour corrige des bogues dans les applications de l'environnement de bureau et met en évidence l'amélioration de l'utilitaire de compression/décompression [ark](<text:a xlink:type="simple" xlink:href="https://apps.kde.org/ark/" text:style-name="Internet_20_link" text:visited-style-name="Visited_20_Internet_20_Link">https://apps.kde.org/ark/</text:a>), l'amélioration de l'éditeur de texte <text:soft-page-break/>[Kate](<text:a xlink:type="simple" xlink:href="https://apps.kde.org/kate/" text:style-name="Internet_20_link" text:visited-style-name="Visited_20_Internet_20_Link">https://apps.kde.org/kate/</text:a>) et la correction de certains blocages de l'éditeur vidéo [Kdenlive](<text:a xlink:type="simple" xlink:href="https://apps.kde.org/kdenlive/" text:style-name="Internet_20_link" text:visited-style-name="Visited_20_Internet_20_Link">https://apps.kde.org/kdenlive/</text:a>). Qt 5.15 LTS est disponible avec la [KDE Qt 5 patch collection](<text:a xlink:type="simple" xlink:href="https://dot.kde.org/2021/04/06/announcing-kdes-qt-5-patch-collection" text:style-name="Internet_20_link" text:visited-style-name="Visited_20_Internet_20_Link">https://dot.kde.org/2021/04/06/announcing-kdes-qt-5-patch-collection</text:a>). </text:p>
      <text:p text:style-name="Text_20_body">L'éditeur de texte [Vim](<text:a xlink:type="simple" xlink:href="https://www.vim.org/" text:style-name="Internet_20_link" text:visited-style-name="Visited_20_Internet_20_Link">https://www.vim.org/</text:a>) sera mis à niveau vers une nouvelle version majeure. [Vim](<text:a xlink:type="simple" xlink:href="https://www.vim.org/" text:style-name="Internet_20_link" text:visited-style-name="Visited_20_Internet_20_Link">https://www.vim.org/</text:a>) 9 dispose d'un nouveau langage de script qui améliore considérablement les performances. Une augmentation de la vitesse d'exécution de 10 à 100 fois est attendue pour l'éditeur de texte. Il est recommandé aux utilisateurs de lire le document [Vim 9.0 release information] (<text:a xlink:type="simple" xlink:href="https://www.vim.org/vim90.php" text:style-name="Internet_20_link" text:visited-style-name="Visited_20_Internet_20_Link">https://www.vim.org/vim90.php</text:a>) du projet pour savoir comment la mise à jour affecte les scripts existants, la rétrocompatibilité et les autres nouvelles fonctionnalités ajoutées dans la version.</text:p>
      <text:p text:style-name="Text_20_body">Pour les professionnels qui configurent la mise en réseau des conteneurs Linux, le paquetage [netavark](<text:a xlink:type="simple" xlink:href="https://github.com/containers/netavark" text:style-name="Internet_20_link" text:visited-style-name="Visited_20_Internet_20_Link">https://github.com/containers/netavark</text:a>) 1.5.0 est inclus dans la version. Les utilisateurs qui sont déjà passés à [Flatpaks](<text:a xlink:type="simple" xlink:href="https://flatpak.org/" text:style-name="Internet_20_link" text:visited-style-name="Visited_20_Internet_20_Link">https://flatpak.org/</text:a>) disposeront d'une version mise à jour [1.14.4](<text:a xlink:type="simple" xlink:href="https://github.com/flatpak/flatpak/releases/tag/1.14.4" text:style-name="Internet_20_link" text:visited-style-name="Visited_20_Internet_20_Link">https://github.com/flatpak/flatpak/releases/tag/1.14.4</text:a>) qui corrige une [Vulnérabilité et exposition communes](https://en.wikipedia.org/wiki/Common_Vulnerabilities_and_Exposures) avec [CVE-2023-28101](<text:a xlink:type="simple" xlink:href="https://github.com/flatpak/flatpak/security/advisories/GHSA-h43h-fwqx-mpp8" text:style-name="Internet_20_link" text:visited-style-name="Visited_20_Internet_20_Link">https://github.com/flatpak/flatpak/security/advisories/GHSA-h43h-fwqx-mpp8</text:a>). La nouvelle version corrige le masquage des permissions pour un pirate publiant une application Flatpak avec l'intention malveillante d'élever les permissions.</text:p>
      <text:p text:style-name="Text_20_body"><text:span text:style-name="T1">Leap 15.5 is set to have the [OpenH264](</text:span><text:a xlink:type="simple" xlink:href="https://en.opensuse.org/OpenH264" text:style-name="Internet_20_link" text:visited-style-name="Visited_20_Internet_20_Link"><text:span text:style-name="T1">https://en.opensuse.org/OpenH264</text:span></text:a><text:span text:style-name="T1">) repository enabled by default for all new installations thanks to contributions from [Open Source at Cisco](</text:span><text:a xlink:type="simple" xlink:href="https://eti.cisco.com/open-source" text:style-name="Internet_20_link" text:visited-style-name="Visited_20_Internet_20_Link"><text:span text:style-name="T1">https://eti.cisco.com/open-source</text:span></text:a><text:span text:style-name="T1">).</text:span></text:p>
      <text:p text:style-name="Text_20_body">Leap 15.5 est configuré pour que le dépôt [OpenH264](<text:a xlink:type="simple" xlink:href="https://en.opensuse.org/OpenH264" text:style-name="Internet_20_link" text:visited-style-name="Visited_20_Internet_20_Link">https://en.opensuse.org/OpenH264</text:a>) soit activé par défaut pour toutes les nouvelles installations grâce aux contributions de [Open Source at Cisco](https://eti.cisco.com/open-source).</text:p>
      <text:p text:style-name="Text_20_body"><text:span text:style-name="T1">Leap 15.5 comes with [Linux Kernel](</text:span><text:a xlink:type="simple" xlink:href="https://www.kernel.org/" text:style-name="Internet_20_link" text:visited-style-name="Visited_20_Internet_20_Link"><text:span text:style-name="T1">https://www.kernel.org/</text:span></text:a><text:span text:style-name="T1">) 5.14.21 that including backports for this SUSE specific LTS kernel. Leap 15.5 shares the kernel with SLE 15 SP5 that receives the same fixes and backports along, which includes a few thousand other shared packages. The device firmware updater package [fwupd](</text:span><text:a xlink:type="simple" xlink:href="https://github.com/fwupd/fwupd" text:style-name="Internet_20_link" text:visited-style-name="Visited_20_Internet_20_Link"><text:span text:style-name="T1">https://github.com/fwupd/fwupd</text:span></text:a><text:span text:style-name="T1">) will change to version 1.8.6. The newer version fixes compiling errors when building for [s390x](</text:span><text:a xlink:type="simple" xlink:href="https://en.wikipedia.org/wiki/IBM_System/390" text:style-name="Internet_20_link" text:visited-style-name="Visited_20_Internet_20_Link"><text:span text:style-name="T1">https://en.wikipedia.org/wiki/IBM_System/390</text:span></text:a><text:span text:style-name="T1">) and [ppc64le](</text:span><text:a xlink:type="simple" xlink:href="https://en.wikipedia.org/wiki/Ppc64" text:style-name="Internet_20_link" text:visited-style-name="Visited_20_Internet_20_Link"><text:span text:style-name="T1">https://en.wikipedia.org/wiki/Ppc64</text:span></text:a><text:span text:style-name="T1">) </text:span></text:p>
      <text:p text:style-name="Text_20_body">Leap 15.5 est livré avec [Linux Kernel](<text:a xlink:type="simple" xlink:href="https://www.kernel.org/" text:style-name="Internet_20_link" text:visited-style-name="Visited_20_Internet_20_Link">https://www.kernel.org/</text:a>) 5.14.21 qui inclut des rétro-portages pour ce noyau LTS spécifique à SUSE. Leap 15.5 partage le noyau avec SLE 15 SP5 qui reçoit les mêmes correctifs et rétroportages, ce qui inclut quelques milliers d'autres paquets partagés. Le paquetage de mise à jour du firmware des périphériques [fwupd](https://github.com/fwupd/fwupd) passera à la version 1.8.6. La nouvelle version corrige les erreurs de compilation pour [s390x](<text:a xlink:type="simple" xlink:href="https://en.wikipedia.org/wiki/IBM_System/390" text:style-name="Internet_20_link" text:visited-style-name="Visited_20_Internet_20_Link">https://en.wikipedia.org/wiki/IBM_System/390</text:a>) et [ppc64le](<text:a xlink:type="simple" xlink:href="https://en.wikipedia.org/wiki/Ppc64" text:style-name="Internet_20_link" text:visited-style-name="Visited_20_Internet_20_Link">https://en.wikipedia.org/wiki/Ppc64</text:a>).</text:p>
      <text:p text:style-name="P3">Good news for Python developers. Leap 15.5 users will have a fully usable Python 3.11 stack in parallel to the system Python (python36). This provides a more modern release for users and developers. Packagers are advised to switch to Python 3.11. </text:p>
      <text:p text:style-name="Text_20_body"><text:soft-page-break/>Bonne nouvelle pour les développeurs Python. Les utilisateurs de Leap 15.5 disposeront d'une pile Python 3.11 entièrement utilisable parallèlement au système Python (python36). Cette version est plus moderne pour les utilisateurs et les développeurs. Il est conseillé aux développeurs de passer à Python 3.11.</text:p>
      <text:p text:style-name="Text_20_body"><text:span text:style-name="T1">Other packages users may notice a change to are updates of [Ugrep](</text:span><text:a xlink:type="simple" xlink:href="https://github.com/Genivia/ugrep" text:style-name="Internet_20_link" text:visited-style-name="Visited_20_Internet_20_Link"><text:span text:style-name="T1">https://github.com/Genivia/ugrep</text:span></text:a><text:span text:style-name="T1">) 3.11.0 and [NetworkManager](</text:span><text:a xlink:type="simple" xlink:href="https://networkmanager.dev/" text:style-name="Internet_20_link" text:visited-style-name="Visited_20_Internet_20_Link"><text:span text:style-name="T1">https://networkmanager.dev/</text:span></text:a><text:span text:style-name="T1">) 1.38.6. Both [webkit2gtk3](</text:span><text:a xlink:type="simple" xlink:href="https://webkitgtk.org/" text:style-name="Internet_20_link" text:visited-style-name="Visited_20_Internet_20_Link"><text:span text:style-name="T1">https://webkitgtk.org/</text:span></text:a><text:span text:style-name="T1">) and [webkit2gtk4](</text:span><text:a xlink:type="simple" xlink:href="https://webkitgtk.org/" text:style-name="Internet_20_link" text:visited-style-name="Visited_20_Internet_20_Link"><text:span text:style-name="T1">https://webkitgtk.org/</text:span></text:a><text:span text:style-name="T1">) will update to version 2.38.5. [Mozilla](</text:span><text:a xlink:type="simple" xlink:href="https://www.mozilla.org/)’s" text:style-name="Internet_20_link" text:visited-style-name="Visited_20_Internet_20_Link"><text:span text:style-name="T1">https://www.mozilla.org/)’s</text:span></text:a><text:span text:style-name="T1"> internet browser [Firefox](</text:span><text:a xlink:type="simple" xlink:href="https://www.mozilla.org/en-US/firefox/new/" text:style-name="Internet_20_link" text:visited-style-name="Visited_20_Internet_20_Link"><text:span text:style-name="T1">https://www.mozilla.org/en-US/firefox/new/</text:span></text:a><text:span text:style-name="T1">) will get a new Extended Support Release version - 102.9.0. [Mozilla](</text:span><text:a xlink:type="simple" xlink:href="https://www.mozilla.org/)’s" text:style-name="Internet_20_link" text:visited-style-name="Visited_20_Internet_20_Link"><text:span text:style-name="T1">https://www.mozilla.org/)’s</text:span></text:a><text:span text:style-name="T1"> email client [Thunderbird](</text:span><text:a xlink:type="simple" xlink:href="https://www.thunderbird.net/en-US/thunderbird/102.8.0/releasenotes/" text:style-name="Internet_20_link" text:visited-style-name="Visited_20_Internet_20_Link"><text:span text:style-name="T1">https://www.thunderbird.net/en-US/thunderbird/102.8.0/releasenotes/</text:span></text:a><text:span text:style-name="T1">) gains various visual and user experience improvements with version 102.8.0. </text:span></text:p>
      <text:p text:style-name="P4">Les autres paquets pour lesquels les utilisateurs peuvent remarquer un changement sont les mises à jour de [Ugrep](<text:a xlink:type="simple" xlink:href="https://github.com/Genivia/ugrep" text:style-name="Internet_20_link" text:visited-style-name="Visited_20_Internet_20_Link">https://github.com/Genivia/ugrep</text:a>) 3.11.0 et [NetworkManager](<text:a xlink:type="simple" xlink:href="https://networkmanager.dev/" text:style-name="Internet_20_link" text:visited-style-name="Visited_20_Internet_20_Link">https://networkmanager.dev/</text:a>) 1.38.6. Les paquets [webkit2gtk3](<text:a xlink:type="simple" xlink:href="https://webkitgtk.org/" text:style-name="Internet_20_link" text:visited-style-name="Visited_20_Internet_20_Link">https://webkitgtk.org/</text:a>) et [webkit2gtk4](<text:a xlink:type="simple" xlink:href="https://webkitgtk.org/" text:style-name="Internet_20_link" text:visited-style-name="Visited_20_Internet_20_Link">https://webkitgtk.org/</text:a>) seront mis à jour vers la version 2.38.5. Le navigateur internet [Mozilla](<text:a xlink:type="simple" xlink:href="https://www.mozilla.org/" text:style-name="Internet_20_link" text:visited-style-name="Visited_20_Internet_20_Link">https://www.mozilla.org/</text:a>) [Firefox](<text:a xlink:type="simple" xlink:href="https://www.mozilla.org/en-US/firefox/new/" text:style-name="Internet_20_link" text:visited-style-name="Visited_20_Internet_20_Link">https://www.mozilla.org/</text:a><text:a xlink:type="simple" xlink:href="https://www.mozilla.org/en-US/firefox/new/" text:style-name="Internet_20_link" text:visited-style-name="Visited_20_Internet_20_Link"><text:span text:style-name="T2">fr</text:span></text:a><text:a xlink:type="simple" xlink:href="https://www.mozilla.org/en-US/firefox/new/" text:style-name="Internet_20_link" text:visited-style-name="Visited_20_Internet_20_Link">/firefox/new/</text:a>) recevra une nouvelle version Extended Support Release - 102.9.0. Le client de messagerie [Thunderbird](<text:a xlink:type="simple" xlink:href="https://www.thunderbird.net/en-US/thunderbird/102.8.0/releasenotes/" text:style-name="Internet_20_link" text:visited-style-name="Visited_20_Internet_20_Link">https://www.thunderbird.net/en-US/thunderbird/102.8.0/releasenotes/</text:a>) de [Mozilla](<text:a xlink:type="simple" xlink:href="https://www.mozilla.org/" text:style-name="Internet_20_link" text:visited-style-name="Visited_20_Internet_20_Link">https://www.mozilla.org</text:a>/) bénéficie de diverses améliorations visuelles et de l'expérience utilisateur avec la version 102.8.0.</text:p>
      <text:h text:style-name="P2" text:outline-level="3"><text:bookmark text:name="End_of_Life"/>End of Life</text:h>
      <text:p text:style-name="P3">openSUSE Leap 15.4 will have its End of Life (EOL) six months from today’s release. Users should update to openSUSE Leap 15.5 within six months of today to continue to receive security and maintenance updates. </text:p>
      <text:p text:style-name="P5">Fin de vie</text:p>
      <text:p text:style-name="Text_20_body">openSUSE Leap 15.4 aura sa fin de vie (EOL) six mois après la publication d'aujourd'hui. Les utilisateurs doivent mettre à jour vers openSUSE Leap 15.5 dans les six mois à compter d'aujourd'hui pour continuer à recevoir les mises à jour de sécurité et de maintenance.</text:p>
      <text:h text:style-name="P2" text:outline-level="3"><text:bookmark text:name="Download_Leap_15.5"/>Download Leap 15.5</text:h>
      <text:p text:style-name="Text_20_body"><text:span text:style-name="T1">To download the ISO image, visit </text:span><text:a xlink:type="simple" xlink:href="https://get.opensuse.org/leap/" text:style-name="Internet_20_link" text:visited-style-name="Visited_20_Internet_20_Link"><text:span text:style-name="T1">https://get.opensuse.org/leap/</text:span></text:a><text:span text:style-name="T1"> </text:span></text:p>
      <text:p text:style-name="P5">Télécharger Leap 15.5</text:p>
      <text:p text:style-name="Text_20_body">Pour télécharger l'image ISO, visitez https://get.opensuse.org/leap/</text:p>
      <text:h text:style-name="Heading_20_3" text:outline-level="3"><text:bookmark text:name="Questions"/>Questions</text:h>
      <text:p text:style-name="P3">If you have a question about the release or found a bug, we’d love to hear from you at: </text:p>
      <text:p text:style-name="Text_20_body">Si vous avez une question sur la version ou si vous avez trouvé un bogue, n'hésitez pas à nous contacter <text:span text:style-name="T2">sur les médias suivants </text:span>:</text:p>
      <text:p text:style-name="Text_20_body"><text:a xlink:type="simple" xlink:href="https://t.me/openSUSE" text:style-name="Internet_20_link" text:visited-style-name="Visited_20_Internet_20_Link">https://t.me/openSUSE</text:a> </text:p>
      <text:p text:style-name="Text_20_body"><text:soft-page-break/><text:a xlink:type="simple" xlink:href="https://chat.opensuse.org/" text:style-name="Internet_20_link" text:visited-style-name="Visited_20_Internet_20_Link">https://chat.opensuse.org</text:a> </text:p>
      <text:p text:style-name="Text_20_body"><text:a xlink:type="simple" xlink:href="https://lists.opensuse.org/opensuse-support/" text:style-name="Internet_20_link" text:visited-style-name="Visited_20_Internet_20_Link">https://lists.opensuse.org/opensuse-support/</text:a> </text:p>
      <text:p text:style-name="Text_20_body"><text:a xlink:type="simple" xlink:href="https://discordapp.com/invite/openSUSE" text:style-name="Internet_20_link" text:visited-style-name="Visited_20_Internet_20_Link">https://discordapp.com/invite/openSUSE</text:a> </text:p>
      <text:p text:style-name="Text_20_body"><text:a xlink:type="simple" xlink:href="https://www.facebook.com/groups/opensuseproject" text:style-name="Internet_20_link" text:visited-style-name="Visited_20_Internet_20_Link">https://www.facebook.com/groups/opensuseproject</text:a> </text:p>
      <text:h text:style-name="P2" text:outline-level="3"><text:bookmark text:name="Get_involved"/>Get involved</text:h>
      <text:p text:style-name="P3">The openSUSE Project is a worldwide community that promotes the use of Linux everywhere. It creates two of the world’s best Linux distributions, the Tumbleweed rolling-release, and Leap, the hybrid enterprise-community distribution. openSUSE is continuously working together in an open, transparent and friendly manner as part of the worldwide Free and Open Source Software community. The project is controlled by its community and relies on the contributions of individuals, working as testers, writers, translators, usability experts, artists and ambassadors or developers. The project embraces a wide variety of technology, people with different levels of expertise, speaking different languages and having different cultural backgrounds. Learn more about it on opensuse.org </text:p>
      <text:p text:style-name="P5">S'impliquer</text:p>
      <text:p text:style-name="Text_20_body">Le projet openSUSE est une communauté mondiale qui promeut l'utilisation de Linux partout. Il crée deux des meilleures distributions Linux au monde, la rolling-release Tumbleweed et Leap, la distribution hybride entreprise-communauté. openSUSE collabore en permanence de manière ouverte, transparente et amicale dans le cadre de la communauté mondiale des logiciels libres et open source. Le projet est contrôlé par sa communauté et s'appuie sur les contributions d'individus qui travaillent comme testeurs, rédacteurs, traducteurs, experts en ergonomie, artistes, ambassadeurs ou développeurs. Le projet englobe une grande variété de technologies, des personnes avec différents niveaux d'expertise, parlant différentes langues et ayant des antécédents culturels différents. En savoir plus sur <text:a xlink:type="simple" xlink:href="https://www.opensuse.org/" text:style-name="Internet_20_link" text:visited-style-name="Visited_20_Internet_20_Link">https://www.opensus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5:46:25.482296497</meta:creation-date>
    <dc:date>2023-04-28T16:24:33.288063558</dc:date>
    <meta:editing-duration>PT17M16S</meta:editing-duration>
    <meta:editing-cycles>3</meta:editing-cycles>
    <meta:generator>LibreOffice/7.0.4.2$Linux_X86_64 LibreOffice_project/00$Build-2</meta:generator>
    <meta:document-statistic meta:table-count="0" meta:image-count="0" meta:object-count="0" meta:page-count="5" meta:paragraph-count="46" meta:word-count="1776" meta:character-count="14858" meta:non-whitespace-character-count="13106"/>
  </office:meta>
</office:document-meta>
</file>